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cfa" officeooo:paragraph-rsid="0002bcfa"/>
    </style:style>
    <style:style style:name="P2" style:family="paragraph" style:parent-style-name="Standard">
      <style:text-properties officeooo:rsid="0002bcfa" officeooo:paragraph-rsid="00039528"/>
    </style:style>
    <style:style style:name="P3" style:family="paragraph" style:parent-style-name="Standard">
      <style:text-properties officeooo:rsid="00039528" officeooo:paragraph-rsid="00039528"/>
    </style:style>
    <style:style style:name="T1" style:family="text">
      <style:text-properties officeooo:rsid="0000f4a3"/>
    </style:style>
    <style:style style:name="T2" style:family="text">
      <style:text-properties officeooo:rsid="000395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9"/><text:span text:style-name="T1">DevOps Flow</text:span></text:p>
      <text:p text:style-name="Standard"/>
      <text:p text:style-name="P1">Devops UI : Run the DevOps UI server with IP and port. Open in browser with that IP and port.</text:p>
      <text:p text:style-name="P1"><text:s text:c="21"/>Each tab in the UI corresponds to a tool used in DevOps.</text:p>
      <text:p text:style-name="P1"/>
      <text:p text:style-name="P1">GIT :<text:span text:style-name="T2">Source code management</text:span></text:p>
      <text:p text:style-name="P3">Service Orchestration: Code needs to be placed in GIT.</text:p>
      <text:p text:style-name="P1"/>
      <text:p text:style-name="P1">GERRIT:<text:span text:style-name="T2">Code Review</text:span></text:p>
      <text:p text:style-name="P1"/>
      <text:p text:style-name="P2"><text:s/><text:span text:style-name="T2">Service Orchestration: Code needs to be placed in GIT.</text:span></text:p>
      <text:p text:style-name="P2"/>
      <text:p text:style-name="P2">JENKINS:<text:span text:style-name="T2">Continous integration</text:span></text:p>
      <text:p text:style-name="P1"/>
      <text:p text:style-name="P3">Myproject : for Release Management</text:p>
      <text:p text:style-name="P3"/>
      <text:p text:style-name="P3">ZABBIX: To monitor the application on the VM and raises the bug in the REDMINE.</text:p>
      <text:p text:style-name="P3"/>
      <text:p text:style-name="P3">REDMINE:Issue Tracking</text:p>
      <text:p text:style-name="P1"/>
      <text:p text:style-name="P3">CAPSTRINO:Application deploy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10:08:08.827528305</meta:creation-date>
    <dc:date>2015-07-17T10:52:27.640124015</dc:date>
    <meta:editing-duration>PT13M57S</meta:editing-duration>
    <meta:editing-cycles>1</meta:editing-cycles>
    <meta:document-statistic meta:table-count="0" meta:image-count="0" meta:object-count="0" meta:page-count="1" meta:paragraph-count="12" meta:word-count="84" meta:character-count="590" meta:non-whitespace-character-count="437"/>
    <meta:generator>LibreOffice/4.2.8.2$Linux_X86_64 LibreOffice_project/420m0$Build-2</meta:generator>
  </office:meta>
</office:document-meta>
</file>